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color="#0000ff" fo:font-size="9pt" fo:background-color="#c0c0c0" style:font-size-asian="9pt" style:font-size-complex="9pt"/>
    </style:style>
    <style:style style:name="P2" style:family="paragraph" style:parent-style-name="Standard">
      <style:text-properties fo:color="#0000ff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/>
    </style:style>
    <style:style style:name="P4" style:family="paragraph" style:parent-style-name="Standard">
      <style:paragraph-properties>
        <style:tab-stops>
          <style:tab-stop style:position="2.858cm"/>
          <style:tab-stop style:position="9.252cm" style:type="center"/>
        </style:tab-stops>
      </style:paragraph-properties>
      <style:text-properties style:font-name="Arial" fo:font-size="11pt" fo:font-weight="bold" style:font-size-asian="11pt" style:font-weight-asian="bold"/>
    </style:style>
    <style:style style:name="P5" style:family="paragraph" style:parent-style-name="Standard">
      <style:paragraph-properties>
        <style:tab-stops>
          <style:tab-stop style:position="3.062cm"/>
        </style:tab-stops>
      </style:paragraph-properties>
      <style:text-properties style:font-name="Arial" fo:font-size="11pt" fo:font-weight="bold" style:font-size-asian="11pt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zxx" fo:country="none" fo:font-weight="bold" style:font-size-asian="11pt" style:language-asian="zxx" style:country-asian="none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Arial" fo:language="zxx" fo:country="none" fo:font-weight="bold" style:language-asian="zxx" style:country-asian="none" style:font-weight-asian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Header">
      <style:paragraph-properties>
        <style:tab-stops/>
      </style:paragraph-properties>
    </style:style>
    <style:style style:name="P10" style:family="paragraph" style:parent-style-name="Header">
      <style:paragraph-properties>
        <style:tab-stops/>
      </style:paragraph-properties>
      <style:text-properties style:font-name="Century Schoolbook" fo:font-size="8pt" style:font-size-asian="8pt"/>
    </style:style>
    <style:style style:name="P11" style:family="paragraph" style:parent-style-name="Header">
      <style:paragraph-properties>
        <style:tab-stops/>
      </style:paragraph-properties>
      <style:text-properties style:font-name="Century Schoolbook" fo:font-size="8pt" fo:language="zxx" fo:country="none" style:font-size-asian="8pt" style:language-asian="zxx" style:country-asian="none"/>
    </style:style>
    <style:style style:name="P12" style:family="paragraph" style:parent-style-name="Header">
      <style:paragraph-properties>
        <style:tab-stops/>
      </style:paragraph-properties>
      <style:text-properties style:font-name="Century Schoolbook"/>
    </style:style>
    <style:style style:name="P13" style:family="paragraph" style:parent-style-name="Header">
      <style:paragraph-properties>
        <style:tab-stops/>
      </style:paragraph-properties>
      <style:text-properties fo:color="#0000ff" style:font-name="Century Schoolbook" fo:font-size="8pt" fo:language="zxx" fo:country="none" style:text-underline-style="solid" style:text-underline-width="auto" style:text-underline-color="font-color" fo:font-weight="bold" style:font-size-asian="8pt" style:language-asian="zxx" style:country-asian="none" style:font-weight-asian="bold"/>
    </style:style>
    <style:style style:name="P14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15" style:family="paragraph" style:parent-style-name="Standard" style:master-page-name="Standard">
      <style:paragraph-properties fo:margin-left="6.752cm" fo:margin-right="0cm" fo:text-align="justify" style:justify-single-word="false" fo:text-indent="0cm" style:auto-text-indent="false" style:page-number="auto"/>
      <style:text-properties fo:color="#0000ff" style:font-name="Century Schoolbook" fo:font-size="2pt" style:text-underline-style="solid" style:text-underline-width="auto" style:text-underline-color="font-color" fo:font-weight="bold" style:font-size-asian="2pt" style:font-weight-asian="bold"/>
    </style:style>
    <style:style style:name="P16" style:family="paragraph" style:parent-style-name="Standard">
      <style:text-properties fo:color="#0000ff" fo:font-size="9pt" fo:background-color="#c0c0c0" style:font-size-asian="9pt" style:font-size-complex="9pt"/>
    </style:style>
    <style:style style:name="P17" style:family="paragraph" style:parent-style-name="Standard">
      <style:text-properties fo:color="#0000ff" style:font-name="Times New Roman" fo:font-size="9pt" fo:language="fr" fo:country="FR" fo:background-color="#c0c0c0" style:font-name-asian="Times New Roman" style:font-size-asian="9pt" style:font-name-complex="Times New Roman" style:font-size-complex="9pt" style:language-complex="ar" style:country-complex="SA"/>
    </style:style>
    <style:style style:name="P18" style:family="paragraph" style:parent-style-name="Standard">
      <style:text-properties fo:color="#0000ff" style:font-name="Times New Roman" fo:font-size="10pt" fo:language="fr" fo:country="FR" fo:font-style="normal" fo:font-weight="normal" fo:background-color="#c0c0c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Standard">
      <style:text-properties fo:color="#0000ff" style:font-name="Arial" fo:font-size="9pt" fo:language="fr" fo:country="FR" fo:font-weight="normal" fo:background-color="#c0c0c0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P20" style:family="paragraph" style:parent-style-name="Standard">
      <style:text-properties fo:color="#0000ff" fo:background-color="#c0c0c0"/>
    </style:style>
    <style:style style:name="P21" style:family="paragraph">
      <style:paragraph-properties fo:text-align="center" style:writing-mode="lr-tb"/>
    </style:style>
    <style:style style:name="T1" style:family="text">
      <style:text-properties fo:color="#0000ff" fo:font-size="9pt" fo:background-color="#c0c0c0" style:font-size-asian="9pt" style:font-size-complex="9pt"/>
    </style:style>
    <style:style style:name="T2" style:family="text">
      <style:text-properties fo:color="#0000ff" fo:font-size="9pt" fo:font-weight="bold" fo:background-color="#c0c0c0" style:font-size-asian="9pt" style:font-weight-asian="bold" style:font-size-complex="9pt"/>
    </style:style>
    <style:style style:name="T3" style:family="text">
      <style:text-properties fo:color="#0000ff" fo:font-size="9pt" fo:font-weight="bold" fo:background-color="#c0c0c0" style:font-size-asian="9pt" style:font-size-complex="9pt"/>
    </style:style>
    <style:style style:name="T4" style:family="text">
      <style:text-properties fo:color="#0000ff" fo:font-size="9pt" fo:font-weight="bold" fo:background-color="#c0c0c0" style:font-size-asian="9pt" style:font-weight-asian="normal" style:font-size-complex="9pt" style:font-weight-complex="normal"/>
    </style:style>
    <style:style style:name="T5" style:family="text">
      <style:text-properties fo:color="#0000ff" fo:font-size="9pt" fo:font-weight="normal" fo:background-color="#c0c0c0" style:font-size-asian="9pt" style:font-weight-asian="normal" style:font-size-complex="9pt" style:font-weight-complex="normal"/>
    </style:style>
    <style:style style:name="T6" style:family="text">
      <style:text-properties fo:color="#0000ff" fo:background-color="#c0c0c0"/>
    </style:style>
    <style:style style:name="T7" style:family="text">
      <style:text-properties fo:color="#0000ff" fo:font-weight="bold" fo:background-color="#c0c0c0" style:font-weight-asian="bold"/>
    </style:style>
    <style:style style:name="T8" style:family="text">
      <style:text-properties fo:color="#0000ff" style:font-name="Times New Roman" fo:font-size="10pt" fo:language="fr" fo:country="FR" fo:font-style="normal" fo:font-weight="normal" fo:background-color="#c0c0c0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9" style:family="text">
      <style:text-properties fo:color="#0000ff" style:font-name="Times New Roman" fo:background-color="#c0c0c0"/>
    </style:style>
    <style:style style:name="T10" style:family="text">
      <style:text-properties fo:color="#0000ff" style:font-name="Arial" fo:font-size="9pt" fo:background-color="#c0c0c0" style:font-size-asian="9pt" style:font-size-complex="9pt"/>
    </style:style>
    <style:style style:name="T11" style:family="text">
      <style:text-properties style:font-name="Arial"/>
    </style:style>
    <style:style style:name="T12" style:family="text">
      <style:text-properties style:font-name="Times New Roman"/>
    </style:style>
    <style:style style:name="T13" style:family="text">
      <style:text-properties fo:color="#ff9900" style:font-name="Arial" fo:font-size="10pt" style:font-size-asian="10pt"/>
    </style:style>
    <style:style style:name="T14" style:family="text">
      <style:text-properties fo:color="#000000" fo:font-size="10pt" fo:font-weight="bold" fo:background-color="#c0c0c0" style:font-size-asian="10pt" style:font-size-complex="10pt"/>
    </style:style>
    <style:style style:name="T15" style:family="text">
      <style:text-properties fo:color="#000000" fo:font-size="10pt" fo:font-weight="bold" fo:background-color="#c0c0c0" style:font-size-asian="10pt" style:font-weight-asian="normal" style:font-size-complex="10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ffffff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1"><draw:line text:anchor-type="char" draw:z-index="0" draw:style-name="gr1" draw:text-style-name="P21" svg:x1="9.502cm" svg:y1="5.782cm" svg:x2="19.002cm" svg:y2="3.983cm"><text:p/></draw:line></text:p>
      <text:p text:style-name="P13"><draw:frame draw:style-name="fr1" draw:name="Cadre1" text:anchor-type="char" svg:x="8.735cm" svg:y="0.314cm" svg:width="7.941cm" svg:height="1.27cm" draw:z-index="2"><draw:text-box><text:p text:style-name="P1"><text:span text:style-name="T17"><text:s/></text:span><text:span text:style-name="T17"><text:script script:language="KScript">&lt;#var organisme = ORGANISME#&gt;</text:script></text:span><text:span text:style-name="T17"> </text:span><text:span text:style-name="T17"><text:text-input text:description="&lt;#=CENTRE_SANS_SAUT#&gt;">  COORDONNÉES ORGANISME D’ADMINISTRATION</text:text-input></text:span><text:span text:style-name="T17"> </text:span><text:span text:style-name="T17"><text:script script:language="KScript">&lt;#endvar#&gt;</text:script></text:span></text:p><text:p text:style-name="Standard"><text:span text:style-name="T5"><text:s/></text:span><text:span text:style-name="T5"><text:script script:language="KScript">&lt;#var organisme = ORGANISME#&gt;</text:script></text:span><text:span text:style-name="T5"> <text:s/></text:span><text:span text:style-name="T5"><text:text-input text:description="&lt;#=ADRESSE_SAUT#&gt;">ADRESSE</text:text-input></text:span><text:span text:style-name="T5"> </text:span><text:span text:style-name="T18"><text:script script:language="KScript">&lt;#endvar#&gt;</text:script></text:span></text:p><text:p text:style-name="P1"/></draw:text-box></draw:frame></text:p>
      <text:p text:style-name="P9"/>
      <text:p text:style-name="P14"><draw:frame draw:style-name="fr1" draw:name="Cadre2" text:anchor-type="char" svg:x="1.547cm" svg:y="0.203cm" svg:width="6.668cm" svg:height="2.223cm" draw:z-index="14"><draw:text-box><text:p text:style-name="Standard"><text:span text:style-name="T3"><text:s text:c="2"/> </text:span><text:span text:style-name="T5"> <text:s/></text:span><text:span text:style-name="T15"><text:script script:language="KScript">&lt;#var organisme = ORGANISME#&gt;</text:script></text:span><text:span text:style-name="T15"> <text:s/></text:span><text:span text:style-name="T5"><text:s/></text:span><text:span text:style-name="T5"><text:text-input text:description="&lt;#=MAIL_ORGANISME#&gt;">Mail de l'organisme</text:text-input></text:span><text:span text:style-name="T5"> <text:s text:c="2"/></text:span><text:span text:style-name="T4"><text:script script:language="KScript">&lt;#endvar#&gt;</text:script></text:span></text:p><text:p text:style-name="Standard"><text:span text:style-name="T14"><text:s text:c="2"/></text:span><text:span text:style-name="T1"><text:s/></text:span><text:span text:style-name="T5"><text:s text:c="2"/></text:span><text:span text:style-name="T15"><text:script script:language="KScript">&lt;#var organisme = ORGANISME#&gt;</text:script></text:span><text:span text:style-name="T15"> <text:s/></text:span><text:span text:style-name="T5"><text:text-input text:description="&lt;#=TELEPHONE#&gt;">Téléphone</text:text-input></text:span><text:span text:style-name="T5"> <text:s text:c="3"/></text:span><text:span text:style-name="T4"><text:script script:language="KScript">&lt;#endvar#&gt;</text:script></text:span></text:p><text:p text:style-name="Standard"/></draw:text-box></draw:frame></text:p>
      <text:p text:style-name="P9"/>
      <text:p text:style-name="P14"><draw:line text:anchor-type="char" draw:z-index="1" draw:style-name="gr1" draw:text-style-name="P21" svg:x1="9.502cm" svg:y1="5.805cm" svg:x2="19.002cm" svg:y2="5.805cm"><text:p/></draw:line></text:p>
      <text:p text:style-name="P14"><draw:frame draw:style-name="fr1" draw:name="Cadre3" text:anchor-type="char" svg:x="8.735cm" svg:y="0.159cm" svg:width="8.573cm" svg:height="2.05cm" draw:z-index="3"><draw:text-box><text:p text:style-name="P1"><text:s text:c="2"/><text:script script:language="KScript">&lt;#ifnot SI_HOMME#&gt;</text:script>Mademoiselle <text:script script:language="KScript">&lt;#endifnot#&gt;</text:script> <text:script script:language="KScript">&lt;#if SI_HOMME#&gt;</text:script>Monsieur<text:script script:language="KScript">&lt;#endif#&gt;</text:script> <text:s text:c="2"/><text:text-input text:description="&lt;#=PRENOM#&gt;">Prénom</text:text-input> <text:text-input text:description="&lt;#=NOM#&gt;">Nom</text:text-input></text:p><text:p text:style-name="P1"><text:text-input text:description="&lt;#=ADRESSE_RES_SAUT#&gt;">adresse administre</text:text-input></text:p></draw:text-box></draw:frame></text:p>
      <text:p text:style-name="P9"/>
      <text:p text:style-name="P9"/>
      <text:p text:style-name="P9"/>
      <text:p text:style-name="P14"><draw:frame draw:style-name="fr1" draw:name="Cadre4" text:anchor-type="char" svg:x="2.337cm" svg:y="0.062cm" svg:width="3.81cm" svg:height="0.635cm" draw:z-index="13"><draw:text-box><text:p text:style-name="P17"><text:text-input text:description="&lt;#=IDENTIFIANT_DEFENSE#&gt;">Identifiant Défense</text:text-input></text:p></draw:text-box></draw:frame></text:p>
      <text:p text:style-name="P14"><draw:frame draw:style-name="fr1" draw:name="Cadre5" text:anchor-type="char" svg:x="8.417cm" svg:y="0.356cm" svg:width="4.445cm" svg:height="0.635cm" draw:z-index="4"><draw:text-box><text:p text:style-name="P19"><text:text-input text:description="&lt;#=DATE_COURRIER#&gt;">date du courrier</text:text-input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14"><draw:frame draw:style-name="fr1" draw:name="Cadre6" text:anchor-type="char" svg:x="7.28cm" svg:y="0.152cm" svg:width="5.001cm" svg:height="0.635cm" draw:z-index="6"><draw:text-box><text:p text:style-name="P1"><text:span text:style-name="T11"><text:text-input text:description="&lt;#=HEURE_CONVOC#&gt;">Heure de convocation</text:text-input></text:span><text:span text:style-name="T11"> <text:s/></text:span></text:p></draw:text-box></draw:frame><draw:frame draw:style-name="fr1" draw:name="Cadre7" text:anchor-type="char" svg:x="2.041cm" svg:y="0.205cm" svg:width="4.128cm" svg:height="0.635cm" draw:z-index="5"><draw:text-box><text:p text:style-name="Standard"><text:span text:style-name="T10"><text:text-input text:description="&lt;#=DATE_CONVOC#&gt;">Date de convocation</text:text-input></text:span><text:span text:style-name="T13"> </text:span></text:p></draw:text-box></draw:frame></text:p>
      <text:section text:style-name="Sect1" text:name="Section1">
        <text:p text:style-name="P3"/>
        <text:p text:style-name="P6"><draw:frame draw:style-name="fr1" draw:name="Cadre8" text:anchor-type="char" svg:x="0.48cm" svg:y="0.146cm" svg:width="8.255cm" svg:height="1.693cm" draw:z-index="7"><draw:text-box><text:p text:style-name="P1"><text:text-input text:description="&lt;#=INDICATION#&gt;">Indication site</text:text-input></text:p><text:p text:style-name="P2"/></draw:text-box></draw:frame><draw:frame draw:style-name="fr1" draw:name="Cadre9" text:anchor-type="char" svg:x="9.37cm" svg:y="0.146cm" svg:width="8.255cm" svg:height="1.588cm" draw:z-index="8"><draw:text-box><text:p text:style-name="Standard"><text:span text:style-name="T6"><text:text-input text:description="&lt;#=ADRESSE_SITE_SAUT#&gt;">Adresse site</text:text-input></text:span><text:span text:style-name="T6"><text:text-input text:description="&lt;#=ADRESSE_SITE_SAUT#&gt;"/></text:span></text:p></draw:text-box></draw:frame></text:p>
        <text:p text:style-name="P3"><text:s/></text:p>
        <text:p text:style-name="P3"/>
        <text:p text:style-name="P4"><text:tab/><text:tab/></text:p>
        <text:p text:style-name="P5"><text:tab/></text:p>
        <text:p text:style-name="P3"/>
        <text:p text:style-name="P7"><draw:frame draw:style-name="fr1" draw:name="Cadre10" text:anchor-type="char" svg:x="10.64cm" svg:y="9.382cm" svg:width="6.985cm" svg:height="0.674cm" draw:z-index="9"><draw:text-box><text:p text:style-name="P20"><text:text-input text:description="&lt;#=GARE#&gt;">Gare</text:text-input></text:p></draw:text-box></draw:frame><draw:frame draw:style-name="fr1" draw:name="Cadre11" text:anchor-type="char" svg:x="2.385cm" svg:y="13.238cm" svg:width="13.653cm" svg:height="0.635cm" draw:z-index="12"><draw:text-box><text:p text:style-name="P18"><text:text-input text:description="&lt;#=ADRESSE_RES#&gt;">Adresse administré</text:text-input></text:p></draw:text-box></draw:frame><draw:frame draw:style-name="fr1" draw:name="Cadre12" text:anchor-type="char" svg:x="2.067cm" svg:y="12.55cm" svg:width="9.022cm" svg:height="0.635cm" draw:z-index="11"><draw:text-box><text:p text:style-name="Standard"><text:span text:style-name="T8"><text:s/></text:span><text:span text:style-name="T8"><text:script script:language="KScript">&lt;#ifnot SI_HOMME#&gt;</text:script></text:span><text:span text:style-name="T8">Mademoiselle </text:span><text:span text:style-name="T8"><text:script script:language="KScript">&lt;#endifnot#&gt;</text:script></text:span><text:span text:style-name="T8"> </text:span><text:span text:style-name="T8"><text:script script:language="KScript">&lt;#if SI_HOMME#&gt;</text:script></text:span><text:span text:style-name="T8">Monsieur</text:span><text:span text:style-name="T8"><text:script script:language="KScript">&lt;#endif#&gt;</text:script></text:span><text:span text:style-name="T8"> </text:span><text:span text:style-name="T8"><text:text-input text:description="&lt;#=NOM#&gt;">Nom</text:text-input></text:span><text:span text:style-name="T8"> </text:span><text:span text:style-name="T8"><text:text-input text:description="&lt;#=PRENOM#&gt;">Prénom</text:text-input></text:span></text:p></draw:text-box></draw:frame><draw:frame draw:style-name="fr1" draw:name="Cadre13" text:anchor-type="char" svg:x="2.702cm" svg:y="10.804cm" svg:width="6.668cm" svg:height="0.635cm" draw:z-index="10"><draw:text-box><text:p text:style-name="P8"><text:span text:style-name="T9"><text:text-input text:description="&lt;#=DATE_CONVOC#&gt;">Date de convocation</text:text-input></text:span><text:span text:style-name="T12"> </text:span></text:p></draw:text-box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color="#ff0000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next-style-name="Standard" style:class="extra">
      <style:text-properties style:font-name="Arial" fo:font-size="5pt" fo:font-style="italic" style:font-size-asian="5pt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212cm" fo:text-align="center" style:justify-single-word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35cm" fo:margin-bottom="0.035cm" fo:text-align="center" style:justify-single-word="false" fo:keep-with-next="always"/>
      <style:text-properties fo:font-style="italic" style:font-style-asian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35cm" fo:margin-bottom="0.035cm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35cm" fo:margin-bottom="0.035cm" fo:keep-with-next="always"/>
      <style:text-properties fo:color="#00ffff" style:text-underline-style="solid" style:text-underline-width="auto" style:text-underline-color="font-color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3cm" fo:margin-right="0cm" fo:margin-top="0.035cm" fo:margin-bottom="0.035cm" fo:text-align="center" style:justify-single-word="false" fo:text-indent="0cm" style:auto-text-indent="false" fo:keep-with-next="always"/>
      <style:text-properties fo:color="#00ffff" fo:font-style="italic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199cm" fo:margin-right="0cm" fo:margin-top="0.035cm" fo:margin-bottom="0.035cm" fo:text-indent="0cm" style:auto-text-indent="false" fo:keep-with-next="always"/>
      <style:text-properties fo:color="#00ffff"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199cm" fo:margin-right="0cm" fo:margin-top="0.035cm" fo:margin-bottom="0.035cm" fo:text-indent="0cm" style:auto-text-indent="false" fo:keep-with-next="always"/>
      <style:text-properties fo:color="#00ffff" fo:font-size="11pt" fo:font-style="italic" style:font-size-asian="11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199cm" fo:margin-right="0cm" fo:text-indent="0cm" style:auto-text-indent="false" fo:keep-with-next="always"/>
      <style:text-properties style:font-name="Arial" fo:font-size="12pt" style:font-size-asian="12pt"/>
    </style:style>
    <style:style style:name="Text_20_body_20_indent" style:display-name="Text body indent" style:family="paragraph" style:parent-style-name="Standard" style:class="text">
      <style:paragraph-properties fo:margin-left="0.3cm" fo:margin-right="0cm" fo:text-indent="-0.3cm" style:auto-text-indent="false"/>
      <style:text-properties fo:color="#00ffff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Corps_20_de_20_texte_20_3" style:display-name="Corps de texte 3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Normal_20_centré" style:display-name="Normal centré" style:family="paragraph" style:parent-style-name="Standard">
      <style:paragraph-properties fo:margin-left="-0.501cm" fo:margin-right="-0.501cm" fo:text-align="center" style:justify-single-word="false" fo:text-indent="0cm" style:auto-text-indent="false"/>
      <style:text-properties fo:color="#ff0000" fo:font-size="11.5pt" style:font-size-asian="11.5pt"/>
    </style:style>
    <style:style style:name="Retrait_20_corps_20_de_20_texte_20_2" style:display-name="Retrait corps de texte 2" style:family="paragraph" style:parent-style-name="Standard">
      <style:paragraph-properties fo:margin-left="0.3cm" fo:margin-right="0cm" fo:margin-top="0.035cm" fo:margin-bottom="0.035cm" fo:text-indent="0cm" style:auto-text-indent="false"/>
      <style:text-properties fo:color="#00ffff" fo:font-size="12pt" style:font-size-asian="12pt"/>
    </style:style>
    <style:style style:name="Retrait_20_corps_20_de_20_texte_20_3" style:display-name="Retrait corps de texte 3" style:family="paragraph" style:parent-style-name="Standard">
      <style:paragraph-properties fo:margin-left="0.7cm" fo:margin-right="0cm" fo:margin-top="0.035cm" fo:margin-bottom="0.035cm" fo:text-indent="-0.501cm" style:auto-text-indent="false"/>
      <style:text-properties fo:color="#00ffff"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Times New Roman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235cm" fo:text-indent="-0.635cm" fo:margin-left="7.23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045cm" fo:text-indent="-0.635cm" fo:margin-left="11.0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002cm" fo:margin-left="1.251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mprimé n° 106*/211</dc:title>
    <meta:initial-creator>doan</meta:initial-creator>
    <meta:creation-date>2011-11-17T09:13:00</meta:creation-date>
    <dc:date>2011-12-16T14:27:51.11</dc:date>
    <meta:print-date>2011-11-17T09:13:00</meta:print-date>
    <meta:editing-cycles>11</meta:editing-cycles>
    <meta:editing-duration>PT20H10M04S</meta:editing-duration>
    <meta:generator>OpenOffice.org/3.2$Win32 OpenOffice.org_project/320m18$Build-9502</meta:generator>
    <meta:document-statistic meta:table-count="0" meta:image-count="0" meta:object-count="0" meta:page-count="1" meta:paragraph-count="19" meta:word-count="39" meta:character-count="360"/>
  </office:meta>
</office:document-meta>
</file>